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  <style:font-face style:name="Source Serif Pro1" svg:font-family="'Source Serif Pro'" style:font-family-generic="roman" style:font-pitch="variable"/>
  </office:font-face-decls>
  <office:automatic-styles>
    <style:style style:name="P1" style:family="paragraph" style:parent-style-name="Standard">
      <style:text-properties style:font-name="Linux Libertine Display G"/>
    </style:style>
    <style:style style:name="P2" style:family="paragraph" style:parent-style-name="Standard">
      <style:text-properties style:font-name="Source Serif Pro1"/>
    </style:style>
    <style:style style:name="P3" style:family="paragraph" style:parent-style-name="Standard">
      <style:text-properties style:font-name="Source Serif Pro1" officeooo:rsid="001dc2bb" officeooo:paragraph-rsid="001dc2bb"/>
    </style:style>
    <style:style style:name="P4" style:family="paragraph" style:parent-style-name="Standard">
      <style:text-properties style:font-name="Source Serif Pro1" officeooo:rsid="001eaada" officeooo:paragraph-rsid="001eaada"/>
    </style:style>
    <style:style style:name="T1" style:family="text">
      <style:text-properties officeooo:rsid="001eaada"/>
    </style:style>
    <style:style style:name="T2" style:family="text">
      <style:text-properties officeooo:rsid="001fb2ee"/>
    </style:style>
    <style:style style:name="T3" style:family="text">
      <style:text-properties officeooo:rsid="0020f498"/>
    </style:style>
    <style:style style:name="T4" style:family="text">
      <style:text-properties officeooo:rsid="0022e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Basicamente e de forma direta o próprio nome já auto responde. A programação estruturada é formada por estruturas, divididas em três partes: sequência, seleção e iteração. Obedecendo a sequência definida, os fatores vão sendo executados (como um caminho a ser percorrido com as placas indicando o destino) e as seleções vão guiando o objetivo até ser satisfeito (as escolhas devem ser feitas baseando-se no destino, como virar ou seguir em frente, frear ou acelerar) e a iteração é a execução repetida das seleções (enquanto o carro está na direção correta, a seleção segue sendo executada, até chegar ao seu destino).</text:p>
      <text:p text:style-name="P2"/>
      <text:p text:style-name="P3"><text:tab/>A programação orientada já traz um conceito virtual mais real dos objetos, de forma que um objeto pode ser definido por diferentes classes que formam as características e comportamentos reais e também abstratos dele. Cada classe é formada p<text:span text:style-name="T2">elos</text:span> atributos d<text:span text:style-name="T1">e um </text:span>objeto, podendo ser nosso carro que estava percorrendo o caminho, <text:span text:style-name="T1">mas não apenas um carro e sim carros de forma geral, onde a classe carro possui atributos que os carros possuem em comum (como marca, modelo, ano) ou comportamentos (frear, acelerar, virar). </text:span><text:span text:style-name="T2">Os métodos são os responsáveis por definir os possíveis comportamentos de um objeto, baseando-se nos atributos especificados na classe. A POO tem quatro “parâmetros” que a definem: Abstração </text:span><text:span text:style-name="T3">(</text:span><text:span text:style-name="T2">não necessariamente possuir </text:span><text:span text:style-name="T3">as </text:span><text:span text:style-name="T2">características exatas</text:span><text:span text:style-name="T3">)</text:span><text:span text:style-name="T2">, encapsulamento </text:span><text:span text:style-name="T3">(quando não ocorrem vazamentos de escopos)</text:span><text:span text:style-name="T2">, herança </text:span><text:span text:style-name="T3">(atributos que podem ser compartilhados) </text:span><text:span text:style-name="T2">e polimorfismo </text:span><text:span text:style-name="T3">(quando uma função recebe uma subfunção para gerar alguma mudança)</text:span><text:span text:style-name="T2">.</text:span></text:p>
      <text:p text:style-name="P3"/>
      <text:p text:style-name="P4"><text:tab/><text:span text:style-name="T3">Uma</text:span> diferença entre as duas é <text:span text:style-name="T3">quanto ao controle de execução, onde a estruturada segue uma ordem definida (um passo a passo) e a de objetos vai sendo executada a medida que os métodos vão sendo satisfei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  <style:font-face style:name="Source Serif Pro1" svg:font-family="'Source Serif Pr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5:42:59.194000000</dc:date>
    <meta:editing-duration>PT6M27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" meta:word-count="280" meta:character-count="1783" meta:non-whitespace-character-count="1503"/>
  </office:meta>
</office:document-meta>
</file>